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9148B1B0BC074234.png" manifest:media-type="image/png"/>
  <manifest:file-entry manifest:full-path="Pictures/100002010000010A00000055A1D991B2D3D507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88ca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23d73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p text:style-name="P1"><text:span text:style-name="T1">Nouméa le,</text:span><text:span text:style-name="T2"> </text:span></text:p>
      <text:p text:style-name="P4"><text:span text:style-name="T1">Document original à conserver par le patient.<text:line-break/>L'opticien remet l'original au patient et la copie au organismes sociaux<text:line-break/></text:span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6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6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5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6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7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6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6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5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6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5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7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0"><draw:image xlink:href="Pictures/100002010000010A00000055A1D991B2D3D5075D.png" xlink:type="simple" xlink:show="embed" xlink:actuate="onLoad"/></draw:frame></text:p>
      <text:p text:style-name="P11"><text:text-input text:description="&lt;setLang(user.lang or 'fr_FR')&gt;">&lt;setLang(user.lang or 'fr_FR')&gt;</text:text-input></text:p>
      <text:p text:style-name="P2"><text:span text:style-name="T1">Nouméa le, </text:span><text:span text:style-name="T2"><text:text-input text:description="&lt;meeting_date()&gt;"/></text:span><text:span text:style-name="T1"><text:text-input text:description="&lt;formatLang(o.meeting_id.datewotime, date=True)&gt;"/></text:span><text:span text:style-name="T1"><text:text-input text:description="&lt;formatLang(o.meeting_id.datewotime, date=True)&gt;"/></text:span></text:p>
      <text:p text:style-name="P3"/>
      <text:p text:style-name="P9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6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6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5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6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5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7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2" draw:name="Image2" text:anchor-type="paragraph" svg:x="0.986cm" svg:y="0.347cm" svg:width="5.676cm" svg:height="1.813cm" draw:z-index="1"><draw:image xlink:href="Pictures/100002010000010A000000559148B1B0BC074234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14T01:43:26.210154126</dc:date>
    <meta:editing-duration>PT8H24M32S</meta:editing-duration>
    <meta:editing-cycles>147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7" meta:word-count="530" meta:character-count="2279" meta:non-whitespace-character-count="2052"/>
  </office:meta>
</office:document-meta>
</file>